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7de3" officeooo:paragraph-rsid="001e7de3"/>
    </style:style>
    <style:style style:name="P2" style:family="paragraph" style:parent-style-name="Standard">
      <style:text-properties officeooo:paragraph-rsid="001e7de3"/>
    </style:style>
    <style:style style:name="P3" style:family="paragraph" style:parent-style-name="Standard">
      <style:text-properties officeooo:rsid="00202464" officeooo:paragraph-rsid="00202464"/>
    </style:style>
    <style:style style:name="T1" style:family="text">
      <style:text-properties officeooo:rsid="001e7de3"/>
    </style:style>
    <style:style style:name="T2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e7de3" style:font-size-asian="10pt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02464" style:font-size-asian="10pt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203ef" style:font-size-asian="10pt" style:font-style-asian="normal" style:font-weight-asian="normal" style:text-emphasize="none"/>
    </style:style>
    <style:style style:name="T6" style:family="text">
      <style:text-properties officeooo:rsid="002024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ie <text:s/>3 :</text:p>
      <text:p text:style-name="P1"/>
      <text:p text:style-name="P1">1) Créer une liste des chanssons rédigées avant 19<text:span text:style-name="T6">70</text:span>.</text:p>
      <text:p text:style-name="P2"><text:span text:style-name="T1">2) Parmis cette liste, indiquer celles qui ont été écrites par « </text:span><text:span text:style-name="T2">The Beatles ».</text:span></text:p>
      <text:p text:style-name="P2"><text:span text:style-name="T3">3) Indiquer le genre ainsi que la durée de leur titre « </text:span><text:span text:style-name="T2">I Want to Hold Your Hand ».</text:span></text:p>
      <text:p text:style-name="P1"><text:span text:style-name="T2">4) Indiquer le nombre de titres dont le genre est « pop » (dans l’intégralité du fichier).</text:span></text:p>
      <text:p text:style-name="P1"><text:span text:style-name="T2">5) Parmis ces titres, combien d’entre eux sont parus après </text:span><text:span text:style-name="T4">1974 ?</text:span></text:p>
      <text:p text:style-name="P3"><text:span text:style-name="T2">6) Trier ce fichier </text:span><text:span text:style-name="T5">(en entier)</text:span><text:span text:style-name="T2"> afin que les dates soient dans l’ordre croissant.</text:span></text:p>
      <text:p text:style-name="P3"><text:span text:style-name="T2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2T00:07:54.684970495</meta:creation-date>
    <dc:date>2022-03-22T00:37:45.556250176</dc:date>
    <meta:editing-duration>PT16M40S</meta:editing-duration>
    <meta:editing-cycles>2</meta:editing-cycles>
    <meta:generator>LibreOffice/6.1.5.2$Linux_ARM_EABI LibreOffice_project/10$Build-2</meta:generator>
    <meta:document-statistic meta:table-count="0" meta:image-count="0" meta:object-count="0" meta:page-count="1" meta:paragraph-count="7" meta:word-count="89" meta:character-count="462" meta:non-whitespace-character-count="379"/>
  </office:meta>
</office:document-meta>
</file>